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39586" officeooo:paragraph-rsid="0013958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officeooo:rsid="000b6531" officeooo:paragraph-rsid="00139586"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0954e8" officeooo:paragraph-rsid="0013958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d2e0b" officeooo:paragraph-rsid="0013958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b6531" officeooo:paragraph-rsid="0013958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bold" officeooo:rsid="000b6531" officeooo:paragraph-rsid="001b62a2"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0954e8" officeooo:paragraph-rsid="001b62a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39586" officeooo:paragraph-rsid="001b62a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d2e0b" officeooo:paragraph-rsid="001b62a2"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0b6531" officeooo:paragraph-rsid="001b62a2"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style:style style:name="T7" style:family="text">
      <style:text-properties officeooo:rsid="0010cc32"/>
    </style:style>
    <style:style style:name="T8" style:family="text">
      <style:text-properties officeooo:rsid="00139586"/>
    </style:style>
    <style:style style:name="T9" style:family="text">
      <style:text-properties officeooo:rsid="001b62a2"/>
    </style:style>
    <style:style style:name="T10" style:family="text">
      <style:text-properties officeooo:rsid="0014e288"/>
    </style:style>
    <style:style style:name="T11" style:family="text">
      <style:text-properties officeooo:rsid="0017debc"/>
    </style:style>
    <style:style style:name="T12" style:family="text">
      <style:text-properties officeooo:rsid="00189463"/>
    </style:style>
    <style:style style:name="T13" style:family="text">
      <style:text-properties officeooo:rsid="0019e0ee"/>
    </style:style>
    <style:style style:name="T14" style:family="text">
      <style:text-properties officeooo:rsid="001cfaf8"/>
    </style:style>
    <style:style style:name="T15" style:family="text">
      <style:text-properties officeooo:rsid="001eecae"/>
    </style:style>
    <style:style style:name="T16" style:family="text">
      <style:text-properties officeooo:rsid="002065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Niveau : 0</text:p>
      <text:p text:style-name="P10">Textes : -intro : Nous sommes les messager du chaos, apôtres du néant et héraut du grand vide. On va vous fumer.</text:p>
      <text:p text:style-name="P10"><text:tab/>-victoire : Ce n’est que retarder l’inévitable.</text:p>
      <text:p text:style-name="P10"><text:tab/>-défaite : L’oblitération est ma religion. Le massacre le plus saint des cantiques. Mais la dîme la plus précieuse des doctrines. Pour une modique somme, la vie vous sera accordée… pour le moment.</text:p>
      <text:p text:style-name="P10"><text:tab/><text:tab/><text:span text:style-name="T6">=&gt; refus : game over</text:span></text:p>
      <text:p text:style-name="P10"><text:tab/><text:tab/><text:span text:style-name="T6">=&gt; oui : Gentil toutou.</text:span></text:p>
      <text:p text:style-name="P5">Stats : - Armee : 10</text:p>
      <text:p text:style-name="P11">Survie : - <text:span text:style-name="T2">SI</text:span> + de 10 d’argent, propose d’éviter le game over pour <text:span text:style-name="T7">tout ton fric</text:span>.</text:p>
      <text:p text:style-name="P11"/>
      <text:p text:style-name="P11"/>
      <text:p text:style-name="P11"/>
      <text:p text:style-name="P12">INVASION <text:span text:style-name="T8">2</text:span></text:p>
      <text:p text:style-name="P13">Name : <text:span text:style-name="T8">barbares du Nord</text:span></text:p>
      <text:p text:style-name="P9">Niveau : <text:span text:style-name="T9">0</text:span></text:p>
      <text:p text:style-name="P14">Textes : -intro : <text:span text:style-name="T10">Il est temps de pratiquer le commerce à la mode du grand Nord. A GRANDS COUPS DE HACHES!</text:span></text:p>
      <text:p text:style-name="P14"><text:tab/>-victoire : <text:span text:style-name="T11">Je vois que les marchés sont déjà saturés par ici. Nous irons développer des partenariats plus fructueux ailleurs.</text:span></text:p>
      <text:p text:style-name="P14"><text:soft-page-break/><text:tab/>-défaite : <text:span text:style-name="T11">Bon alors, tu achètes mon mouton !? Tu veux pas ? TU VEUX PAS?!… Ha voilà qui est plus raisonnable ! T’as encore du pognon ?</text:span></text:p>
      <text:p text:style-name="P14"><text:tab/><text:tab/><text:span text:style-name="T6">=&gt; refus : game over</text:span></text:p>
      <text:p text:style-name="P14"><text:tab/><text:tab/><text:span text:style-name="T6">=&gt; oui : Gentil toutou.</text:span></text:p>
      <text:p text:style-name="P13">Stats : - Armee : 10 <text:s/>-<text:span text:style-name="T12">Argent : </text:span><text:span text:style-name="T13">10</text:span></text:p>
      <text:p text:style-name="P15">Survie : - <text:span text:style-name="T2">SI</text:span> + de 10 d’argent, propose d’éviter le game over pour <text:span text:style-name="T7">tout ton fric</text:span>.</text:p>
      <text:p text:style-name="P15"/>
      <text:p text:style-name="P15"/>
      <text:p text:style-name="P16">INVASION <text:span text:style-name="T9">3</text:span></text:p>
      <text:p text:style-name="P17">Name : <text:span text:style-name="T14">Banquiers Rapetout</text:span></text:p>
      <text:p text:style-name="P18">Niveau : <text:span text:style-name="T14">1</text:span></text:p>
      <text:p text:style-name="P19">Textes : -intro : <text:span text:style-name="T14">Alors je vous appelle parce que j’ai remarqué quelques irrégularités dans les mouvements de votre compte. Vous inquiétez pas on va tout arranger attendez… </text:span></text:p>
      <text:p text:style-name="P19"><text:tab/>-victoire : … <text:span text:style-name="T15">Alors ensuite si on prends en compte les taux et les dividendes et qu’on y ajoute les intérêts… Ha voilà ! Bon en gros votre cul est en fin de crédit. Et on vient le prendre.</text:span></text:p>
      <text:p text:style-name="P19"><text:tab/>-défaite : <text:span text:style-name="T16">Une autre échéance ? Pourquoi pas mais réfléchissez aux nouveaux intérêts pondérées sur.. .</text:span></text:p>
      <text:p text:style-name="P19"><text:tab/><text:tab/><text:span text:style-name="T6">=&gt; refus : game over</text:span></text:p>
      <text:p text:style-name="P19"><text:tab/><text:tab/><text:span text:style-name="T6">=&gt; oui : Gentil toutou.</text:span></text:p>
      <text:p text:style-name="P17">Stats : - Armee : 10 <text:s/>-<text:span text:style-name="T12">Argent : </text:span><text:span text:style-name="T13">10</text:span></text:p>
      <text:p text:style-name="P20">Survie : - <text:span text:style-name="T2">SI</text:span> + de 10 d’argent, propose d’éviter le game over pour <text:span text:style-name="T7">tout ton fri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14T10:50:46.326467000</dc:date>
    <meta:editing-duration>PT1H27M48S</meta:editing-duration>
    <meta:editing-cycles>22</meta:editing-cycles>
    <meta:document-statistic meta:table-count="0" meta:image-count="0" meta:object-count="0" meta:page-count="2" meta:paragraph-count="38" meta:word-count="460" meta:character-count="2469" meta:non-whitespace-character-count="2022"/>
  </office:meta>
</office:document-meta>
</file>